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 style:list-style-name="L2">
      <style:text-properties style:font-name="Calibri" officeooo:paragraph-rsid="00034e83"/>
    </style:style>
    <style:style style:name="P3" style:family="paragraph" style:parent-style-name="Standard">
      <style:text-properties style:font-name="Calibri" officeooo:paragraph-rsid="0000dfca"/>
    </style:style>
    <style:style style:name="P4" style:family="paragraph" style:parent-style-name="Standard" style:list-style-name="L3">
      <style:text-properties style:font-name="Calibri" officeooo:paragraph-rsid="00034e83"/>
    </style:style>
    <style:style style:name="P5" style:family="paragraph" style:parent-style-name="Standard">
      <style:text-properties style:font-name="Calibri" officeooo:paragraph-rsid="00034e83"/>
    </style:style>
    <style:style style:name="P6" style:family="paragraph" style:parent-style-name="Standard" style:list-style-name="L4">
      <style:text-properties style:font-name="Calibri" officeooo:paragraph-rsid="00034e83"/>
    </style:style>
    <style:style style:name="P7" style:family="paragraph" style:parent-style-name="Standard" style:list-style-name="L1">
      <style:text-properties style:font-name="Calibri" officeooo:paragraph-rsid="0000dfca"/>
    </style:style>
    <style:style style:name="P8" style:family="paragraph" style:parent-style-name="Standard" style:list-style-name="L1">
      <style:text-properties style:font-name="Calibri" officeooo:paragraph-rsid="0002024d"/>
    </style:style>
    <style:style style:name="P9" style:family="paragraph" style:parent-style-name="Standard" style:list-style-name="L5">
      <style:text-properties style:font-name="Calibri" officeooo:paragraph-rsid="00034e83"/>
    </style:style>
    <style:style style:name="P10" style:family="paragraph" style:parent-style-name="Title">
      <style:paragraph-properties fo:text-align="start" style:justify-single-word="false"/>
      <style:text-properties style:font-name="Calibri"/>
    </style:style>
    <style:style style:name="P11" style:family="paragraph" style:parent-style-name="Heading_20_1"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dfca"/>
    </style:style>
    <style:style style:name="T3" style:family="text">
      <style:text-properties officeooo:rsid="000202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etadata for the dataset of the cemetery Zvejnieki:</text:p>
      <text:h text:style-name="P11" text:outline-level="1">Location:</text:h>
      <text:list xml:id="list4190775807" text:style-name="L2">
        <text:list-item>
          <text:p text:style-name="P2">Zvejnieki, Latvia. Site is located near the Burtnieks lake. Lat59.9655, Lon22.9558 <text:span text:style-name="T2">(Google Maps, not precise!)</text:span></text:p>
        </text:list-item>
      </text:list>
      <text:p text:style-name="P3"/>
      <text:h text:style-name="P11" text:outline-level="1">Chronology:</text:h>
      <text:list xml:id="list2040567447" text:style-name="L3">
        <text:list-item>
          <text:p text:style-name="P4">polychron, from Mesolithic to early Neolithic</text:p>
        </text:list-item>
      </text:list>
      <text:p text:style-name="P5"/>
      <text:h text:style-name="P11" text:outline-level="1">Source/Literature:</text:h>
      <text:list xml:id="list3354202160" text:style-name="L4">
        <text:list-item>
          <text:p text:style-name="P6"><text:span text:style-name="T1">Grünberg 2000</text:span>: J.M. Grünberg, Mesolithische Bestattungen in Europa. Ein Beitrag zur vergleichenden Gräberkunde. IA 40 (Rahden 2000).</text:p>
        </text:list-item>
        <text:list-item>
          <text:p text:style-name="P6"><text:span text:style-name="T1">Larsson/Zagorska</text:span> <text:span text:style-name="T1">2006</text:span>: L. Larsson/I. Zagorska (<text:span text:style-name="T2">Ed</text:span>.), Back to the Origin. New Research in the Mesolithic-Neolithic Zvejnieki Cemetery and Environment, Northern Latvia (Lund 2006).</text:p>
        </text:list-item>
        <text:list-item>
          <text:p text:style-name="P6"><text:span text:style-name="T1">Zagorskis 1987</text:span>: F. Zagorskis, Zvehnieku akmens Laikmeta Kaplauks (Riga 1987).</text:p>
        </text:list-item>
      </text:list>
      <text:p text:style-name="P1"/>
      <text:h text:style-name="P11" text:outline-level="1">Explaining abbreviations and categories:</text:h>
      <text:list xml:id="list2623898081" text:style-name="L1">
        <text:list-item>
          <text:p text:style-name="P7">grab_ID</text:p>
          <text:list>
            <text:list-item>
              <text:p text:style-name="P7">ID for the grave as context for this data set</text:p>
            </text:list-item>
            <text:list-item>
              <text:p text:style-name="P7">one grave can have multiple burials (bestattung)</text:p>
            </text:list-item>
          </text:list>
        </text:list-item>
        <text:list-item>
          <text:p text:style-name="P7">bestattungs_ID</text:p>
          <text:list>
            <text:list-item>
              <text:p text:style-name="P7">ID for the individual burials</text:p>
            </text:list-item>
          </text:list>
        </text:list-item>
        <text:list-item>
          <text:p text:style-name="P7">grabnr_literatur</text:p>
          <text:list>
            <text:list-item>
              <text:p text:style-name="P7"><text:span text:style-name="T2">G</text:span>rave identification from literature</text:p>
            </text:list-item>
          </text:list>
        </text:list-item>
        <text:list-item>
          <text:p text:style-name="P7">anzahl_bestattungen</text:p>
          <text:list>
            <text:list-item>
              <text:p text:style-name="P7"><text:span text:style-name="T2">N</text:span>umber of burials in one grave</text:p>
            </text:list-item>
          </text:list>
        </text:list-item>
        <text:list-item>
          <text:p text:style-name="P7">laenge_, breite_ und tiefe_grabgrube</text:p>
          <text:list>
            <text:list-item>
              <text:p text:style-name="P7"><text:span text:style-name="T2">L</text:span>ength, width and depth of the grave pit</text:p>
            </text:list-item>
          </text:list>
        </text:list-item>
        <text:list-item>
          <text:p text:style-name="P7">garbbau</text:p>
          <text:list>
            <text:list-item>
              <text:p text:style-name="P7"><text:span text:style-name="T2">M</text:span>entions features connected to the grave and maybe funeral ceremony</text:p>
            </text:list-item>
            <text:list-item>
              <text:p text:style-name="P7"><text:span text:style-name="T2">E</text:span>xamples: charcoal in <text:span text:style-name="T2">the</text:span> pit filling or stone settings</text:p>
            </text:list-item>
          </text:list>
        </text:list-item>
        <text:list-item>
          <text:p text:style-name="P7">stoerung/erhaltung</text:p>
          <text:list>
            <text:list-item>
              <text:p text:style-name="P7">not mentioned in the literature </text:p>
            </text:list-item>
            <text:list-item>
              <text:p text:style-name="P7">the degree of disturbance (dislocation of and partial missing <text:s/>bones) of the burial -&gt; not necessarily intention<text:span text:style-name="T3">al</text:span> disturbance but maybe decay</text:p>
            </text:list-item>
          </text:list>
        </text:list-item>
        <text:list-item>
          <text:p text:style-name="P8"><text:soft-page-break/>biologisches_geschlecht</text:p>
          <text:list>
            <text:list-item>
              <text:p text:style-name="P8">biological sex, if determined</text:p>
            </text:list-item>
            <text:list-item>
              <text:p text:style-name="P8">m = male; w = female; unbest = unbestimmt (undefined)</text:p>
            </text:list-item>
          </text:list>
        </text:list-item>
        <text:list-item>
          <text:p text:style-name="P8">alter</text:p>
          <text:list>
            <text:list-item>
              <text:p text:style-name="P8">anthropological categories of age, if determined</text:p>
            </text:list-item>
            <text:list-item>
              <text:p text:style-name="P8">erwachsen = late juvenil to senil</text:p>
            </text:list-item>
          </text:list>
        </text:list-item>
        <text:list-item>
          <text:p text:style-name="P8">lage</text:p>
          <text:list>
            <text:list-item>
              <text:p text:style-name="P8">position of the individual</text:p>
            </text:list-item>
            <text:list-item>
              <text:p text:style-name="P8">Rueckenstrecker = positioned outstretched on its back; Bauchstrecker = positioned outstretched on its belly; linker/rechter Strecker = positioned outstretched on its left/right</text:p>
            </text:list-item>
          </text:list>
        </text:list-item>
        <text:list-item>
          <text:p text:style-name="P8">orientierung</text:p>
          <text:list>
            <text:list-item>
              <text:p text:style-name="P8">orientation of the individual (starting from the head)</text:p>
            </text:list-item>
          </text:list>
        </text:list-item>
        <text:list-item>
          <text:p text:style-name="P8">blickrichtung</text:p>
          <text:list>
            <text:list-item>
              <text:p text:style-name="P8">the individual's direction of view</text:p>
            </text:list-item>
          </text:list>
        </text:list-item>
        <text:list-item>
          <text:p text:style-name="P8">traumata/pathologien</text:p>
          <text:list>
            <text:list-item>
              <text:p text:style-name="P8">mentioning of traumata or diseases</text:p>
            </text:list-item>
          </text:list>
        </text:list-item>
        <text:list-item>
          <text:p text:style-name="P8">datierung</text:p>
          <text:list>
            <text:list-item>
              <text:p text:style-name="P8">rough dating from the literature</text:p>
            </text:list-item>
            <text:list-item>
              <text:p text:style-name="P8">Spaetmesolithikum = late Mesolithic; Fruehneolithikum = early Neolithic</text:p>
            </text:list-item>
          </text:list>
        </text:list-item>
        <text:list-item>
          <text:p text:style-name="P8">14C</text:p>
          <text:list>
            <text:list-item>
              <text:p text:style-name="P8">BP date with uncertainty, if available</text:p>
            </text:list-item>
          </text:list>
        </text:list-item>
        <text:list-item>
          <text:p text:style-name="P8">ocker</text:p>
          <text:list>
            <text:list-item>
              <text:p text:style-name="P8">amount of ocker found in the grave / on the individual burial</text:p>
            </text:list-item>
            <text:list-item>
              <text:p text:style-name="P8">viel = <text:span text:style-name="T3">m</text:span>uch; mittel = medium; wenig = few; partiell + = partial + the region of the body; Grabfuellung = pit filling</text:p>
            </text:list-item>
          </text:list>
        </text:list-item>
        <text:list-item>
          <text:p text:style-name="P8">bemerkungen</text:p>
          <text:list>
            <text:list-item>
              <text:p text:style-name="P8">diverse commentaries</text:p>
            </text:list-item>
          </text:list>
        </text:list-item>
        <text:list-item>
          <text:p text:style-name="P8">fundauffuehurng</text:p>
          <text:list>
            <text:list-item>
              <text:p text:style-name="P8">listing of grave good that can be attached to a burial (see other comments!)</text:p>
            </text:list-item>
            <text:list-item>
              <text:p text:style-name="P8">if there are more than one items of a good it looks like this: 5xwhatever, means 5-time-whatever</text:p>
            </text:list-item>
            <text:list-item>
              <text:p text:style-name="P8">extra information considering a find/finds can be found in brackets</text:p>
            </text:list-item>
          </text:list>
        </text:list-item>
        <text:list-item>
          <text:p text:style-name="P8">grave good categories</text:p>
          <text:list>
            <text:list-item>
              <text:p text:style-name="P8">distinguished into materials, especially teeth</text:p>
            </text:list-item>
          </text:list>
        </text:list-item>
      </text:list>
      <text:p text:style-name="P1"/>
      <text:h text:style-name="P11" text:outline-level="1">Other comments:</text:h>
      <text:list xml:id="list516494009" text:style-name="L5">
        <text:list-item>
          <text:p text:style-name="P9">Be aware of multiple graves! Not in every case grave goods can be assigned to a specific individual inside the grave. Information considering the grave (depth, etc.) doubles for multiple graves. Use the columns "grab_ID" (through ID repetition) or "anzahl_bestattungen" (&gt;1) to rule out multiple graves.</text:p>
        </text:list-item>
        <text:list-item>
          <text:p text:style-name="P9">Grave goods are recorded as frequencies. Please note, that this might cause trouble in some statistic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1-16T18:24:55.830000000</dc:date>
    <meta:editing-duration>PT11M22S</meta:editing-duration>
    <meta:editing-cycles>2</meta:editing-cycles>
    <meta:document-statistic meta:table-count="0" meta:image-count="0" meta:object-count="0" meta:page-count="2" meta:paragraph-count="61" meta:word-count="486" meta:character-count="3039" meta:non-whitespace-character-count="2667"/>
  </office:meta>
</office:document-meta>
</file>